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MS" svg:font-family="TrebuchetM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CAÇÃO PARA O SÉCULO XXI</text:p>
      <text:p text:style-name="P1">Escola do Futuro</text:p>
      <text:p text:style-name="P1"/>
      <text:p text:style-name="P2"/>
      <text:p text:style-name="P2">La Educación Prohibida</text:p>
      <text:p text:style-name="P2"><text:a xlink:type="simple" xlink:href="http://youtu.be/-1Y9OqSJKCc">http://youtu.be/-1Y9OqSJKCc</text:a></text:p>
      <text:p text:style-name="P2"/>
      <text:p text:style-name="P2">A Sociedade evolui a uma velocidade cada vez maior e a educação tradicional não acompanha seu desenvolvimento. Quais são esses aspectos evolutivos e quais são as origens e os objetivos da educação escolar para com a Sociedade?</text:p>
      <text:p text:style-name="P2"/>
      <text:p text:style-name="P2">Podemos definir evolução como sendo um processo gradativo, progressivo de transformação, de mudança de estado ou condição. Dessa forma a sociedade caminha a passos largos rumo ao desconhecido.</text:p>
      <text:p text:style-name="P2"/>
      <text:p text:style-name="P2">Nesse processo evolutivo a educação tradicional emerge da sociedade e para sociedade, de maneira proposta e imposta por governos totalitários, em consonância com objetivos políticos e interesses econômicos, e contribui para novas transformações.</text:p>
      <text:p text:style-name="P2"/>
      <text:p text:style-name="P2">Em meio a esse processo chegamos ao momento atual com necessidades de novas mudanças que contribuam para a evolução hum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MS" svg:font-family="TrebuchetM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05T13:49:29</meta:creation-date>
    <dc:date>2014-09-05T15:29:46</dc:date>
    <dc:creator>Danilo </dc:creator>
    <meta:editing-duration>PT1H35M4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8" meta:word-count="130" meta:character-count="877" meta:non-whitespace-character-count="755"/>
  </office:meta>
</office:document-meta>
</file>